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.494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16.2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eeeeee" fo:border="0.74pt solid #000000"/>
    </style:style>
    <style:style style:name="ce14" style:family="table-cell" style:parent-style-name="Default" style:data-style-name="N1012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0">
      <style:table-cell-properties fo:border="0.74pt solid #000000"/>
      <style:text-properties style:font-name="Liberation Serif" style:font-name-asian="Segoe UI" style:font-name-complex="Tahoma"/>
    </style:style>
    <style:style style:name="ce16" style:family="table-cell" style:parent-style-name="Default" style:data-style-name="N10120">
      <style:table-cell-properties fo:background-color="#eeeeee" fo:border="0.74pt solid #000000"/>
    </style:style>
    <style:style style:name="ce17" style:family="table-cell" style:parent-style-name="Default" style:data-style-name="N10120">
      <style:table-cell-properties fo:border="0.74pt solid #000000"/>
    </style:style>
    <style:style style:name="ce18" style:family="table-cell" style:parent-style-name="Default" style:data-style-name="N10120">
      <style:table-cell-properties fo:background-color="#afd095"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Vendor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 (unit)</text:p>
          </table:table-cell>
          <table:table-cell table:style-name="ce9" office:value-type="string" calcext:value-type="string">
            <text:p>Price (no TVA)</text:p>
          </table:table-cell>
          <table:table-cell table:style-name="ce9" office:value-type="string" calcext:value-type="string">
            <text:p>Price (TVA)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Vendor link</text:p>
          </table:table-cell>
        </table:table-row>
        <table:table-row table:style-name="ro1">
          <table:table-cell table:style-name="ce2" office:value-type="string" calcext:value-type="string">
            <text:p>MAX3221EIPWR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currency" office:currency="EUR" office:value="1.37" calcext:value-type="currency">
            <text:p>1.37 €</text:p>
          </table:table-cell>
          <table:table-cell table:formula="of:=[.D2]*[.C2]" office:value-type="currency" office:currency="EUR" office:value="5.48" calcext:value-type="currency">
            <text:p>5.48 €</text:p>
          </table:table-cell>
          <table:table-cell table:formula="of:=[.E2]*1.2" office:value-type="currency" office:currency="EUR" office:value="6.576" calcext:value-type="currency">
            <text:p>6.58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texas-instruments/max3221eipwr/rs232-transceiver-250kbps-tssop/dp/3006965" xlink:type="simple">https://fr.farnell.com/texas-instruments/max3221eipwr/rs232-transceiver-250kbps-tssop/dp/3006965</text:a></text:p>
          </table:table-cell>
        </table:table-row>
        <table:table-row table:style-name="ro1">
          <table:table-cell table:style-name="ce2" office:value-type="string" calcext:value-type="string">
            <text:p>LM555CMX/NOPB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currency" office:currency="EUR" office:value="1.23" calcext:value-type="currency">
            <text:p>1.23 €</text:p>
          </table:table-cell>
          <table:table-cell table:formula="of:=[.D3]*[.C3]" office:value-type="currency" office:currency="EUR" office:value="4.92" calcext:value-type="currency">
            <text:p>4.92 €</text:p>
          </table:table-cell>
          <table:table-cell table:formula="of:=[.E3]*1.2" office:value-type="currency" office:currency="EUR" office:value="5.904" calcext:value-type="currency">
            <text:p>5.90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texas-instruments/lm555cmx-nopb/ic-timer-8soic/dp/3006901" xlink:type="simple">https://fr.farnell.com/texas-instruments/lm555cmx-nopb/ic-timer-8soic/dp/3006901</text:a> </text:p>
          </table:table-cell>
        </table:table-row>
        <table:table-row table:style-name="ro1">
          <table:table-cell table:style-name="ce2" office:value-type="string" calcext:value-type="string">
            <text:p>PTV09A-4020F-B104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currency" office:currency="EUR" office:value="1" calcext:value-type="currency">
            <text:p>1.00 €</text:p>
          </table:table-cell>
          <table:table-cell table:formula="of:=[.D4]*[.C4]" office:value-type="currency" office:currency="EUR" office:value="8" calcext:value-type="currency">
            <text:p>8.00 €</text:p>
          </table:table-cell>
          <table:table-cell table:formula="of:=[.E4]*1.2" office:value-type="currency" office:currency="EUR" office:value="9.6" calcext:value-type="currency">
            <text:p>9.60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bourns/ptv09a-4020f-b104/potentiometre-rotatif-100kohm/dp/2469525" xlink:type="simple">https://fr.farnell.com/bourns/ptv09a-4020f-b104/potentiometre-rotatif-100kohm/dp/2469525</text:a> </text:p>
          </table:table-cell>
        </table:table-row>
        <table:table-row table:style-name="ro1">
          <table:table-cell table:style-name="ce2" office:value-type="string" calcext:value-type="string">
            <text:p>LM324AN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currency" office:currency="EUR" office:value="0.82" calcext:value-type="currency">
            <text:p>0.82 €</text:p>
          </table:table-cell>
          <table:table-cell table:formula="of:=[.D5]*[.C5]" office:value-type="currency" office:currency="EUR" office:value="3.28" calcext:value-type="currency">
            <text:p>3.28 €</text:p>
          </table:table-cell>
          <table:table-cell table:formula="of:=[.D5]*1.2" office:value-type="currency" office:currency="EUR" office:value="0.984" calcext:value-type="currency">
            <text:p>0.98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span text:style-name="T2"><text:a xlink:href="https://fr.farnell.com/texas-instruments/lm324an/ic-op-amp-quad-12mhz/dp/3117049" xlink:type="simple">https://fr.farnell.com/texas-instruments/lm324an/ic-op-amp-quad-12mhz/dp/3117049</text:a></text:span></text:p>
          </table:table-cell>
        </table:table-row>
        <table:table-row table:style-name="ro1">
          <table:table-cell table:style-name="ce11" office:value-type="string" calcext:value-type="string">
            <text:p>XIAO ESP32C3</text:p>
          </table:table-cell>
          <table:table-cell table:style-name="ce13" office:value-type="string" calcext:value-type="string">
            <text:p>Farnell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currency" office:currency="EUR" office:value="4.75" calcext:value-type="currency">
            <text:p>4.75 €</text:p>
          </table:table-cell>
          <table:table-cell table:style-name="ce16" table:formula="of:=[.D6]*[.C6]" office:value-type="currency" office:currency="EUR" office:value="19" calcext:value-type="currency">
            <text:p>19.00 €</text:p>
          </table:table-cell>
          <table:table-cell table:style-name="ce16" table:formula="of:=[.E6]*1.2" office:value-type="currency" office:currency="EUR" office:value="22.8" calcext:value-type="currency">
            <text:p>22.80 €</text:p>
          </table:table-cell>
          <table:table-cell table:style-name="ce13" office:value-type="string" calcext:value-type="string">
            <text:p>Already possessed ?</text:p>
          </table:table-cell>
          <table:table-cell table:style-name="ce13" office:value-type="string" calcext:value-type="string">
            <text:p><text:a xlink:href="https://fr.farnell.com/seeed-studio/113991054/carte-developpement-risc-carte/dp/4060379" xlink:type="simple">https://fr.farnell.com/seeed-studio/113991054/carte-developpement-risc-carte/dp/4060379</text:a></text:p>
          </table:table-cell>
        </table:table-row>
        <table:table-row table:style-name="ro1">
          <table:table-cell table:style-name="ce11" office:value-type="string" calcext:value-type="string">
            <text:p>Resistors</text:p>
          </table:table-cell>
          <table:table-cell table:style-name="ce13" table:number-columns-repeated="5"/>
          <table:table-cell table:style-name="ce13" office:value-type="string" calcext:value-type="string">
            <text:p>Already possessed</text:p>
          </table:table-cell>
          <table:table-cell table:style-name="ce13"/>
        </table:table-row>
        <table:table-row table:style-name="ro1">
          <table:table-cell table:style-name="ce11" office:value-type="string" calcext:value-type="string">
            <text:p>Capacitors</text:p>
          </table:table-cell>
          <table:table-cell table:style-name="ce13" table:number-columns-repeated="5"/>
          <table:table-cell table:style-name="ce13" office:value-type="string" calcext:value-type="string">
            <text:p>Already possessed</text:p>
          </table:table-cell>
          <table:table-cell table:style-name="ce13"/>
        </table:table-row>
        <table:table-row table:style-name="ro1">
          <table:table-cell table:style-name="ce11" office:value-type="string" calcext:value-type="string">
            <text:p><text:span text:style-name="T1">Single row 2.54 </text:span>headers </text:p>
          </table:table-cell>
          <table:table-cell table:style-name="ce13" table:number-columns-repeated="5"/>
          <table:table-cell table:style-name="ce13" office:value-type="string" calcext:value-type="string">
            <text:p>Already possessed ?</text:p>
          </table:table-cell>
          <table:table-cell table:style-name="ce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Total price (no TVA)</text:p>
          </table:table-cell>
          <table:table-cell table:style-name="ce18" office:value-type="string" calcext:value-type="string">
            <text:p>Total price (TVA)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2:.E6])" office:value-type="currency" office:currency="EUR" office:value="40.68" calcext:value-type="currency">
            <text:p>40.68 €</text:p>
          </table:table-cell>
          <table:table-cell table:formula="of:=SUM([.F2:.F6]; [.E14])" office:value-type="currency" office:currency="EUR" office:value="60.864" calcext:value-type="currency">
            <text:p>60.86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>
            <text:p>Delivery and </text:p>
            <text:p>Manipulation fee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currency" office:currency="EUR" office:value="15" calcext:value-type="currency">
            <text:p>15.00 €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4:32:36.0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9:15:00.802000000</meta:creation-date>
    <dc:date>2025-02-23T14:33:27.823000000</dc:date>
    <meta:editing-duration>PT32M45S</meta:editing-duration>
    <meta:editing-cycles>7</meta:editing-cycles>
    <meta:generator>LibreOffice/24.2.4.2$Windows_X86_64 LibreOffice_project/51a6219feb6075d9a4c46691dcfe0cd9c4fff3c2</meta:generator>
    <meta:document-statistic meta:table-count="1" meta:cell-count="60" meta:object-count="0"/>
  </office:meta>
</office:document-meta>
</file>